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T1_7" style:family="text">
      <style:text-properties fo:font-weight="bold" style:font-weight-asian="bold" style:font-weight-complex="bold"/>
    </style:style>
    <style:style style:name="T1_8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P5" style:family="paragraph" style:parent-style-name="Standard">
      <style:paragraph-properties fo:break-before="auto" fo:text-indent="1.27cm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P6" style:family="paragraph" style:parent-style-name="Standard">
      <style:paragraph-properties fo:break-before="auto" fo:text-indent="1.27cm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P7" style:family="paragraph" style:parent-style-name="Standard">
      <style:paragraph-properties fo:break-before="auto" fo:text-indent="1.27cm" fo:line-height="115%" style:writing-mode="lr-tb"/>
    </style:style>
    <style:style style:name="P8" style:family="paragraph" style:parent-style-name="Standard">
      <style:paragraph-properties fo:break-before="auto" fo:text-indent="0cm" fo:line-height="115%" fo:margin-left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P9" style:family="paragraph" style:parent-style-name="Standard">
      <style:paragraph-properties fo:break-before="auto" fo:text-indent="0cm" fo:line-height="115%" fo:margin-left="0cm" style:writing-mode="lr-tb"/>
    </style:style>
    <style:style style:name="P10" style:family="paragraph" style:parent-style-name="Standard">
      <style:paragraph-properties fo:break-before="auto" fo:text-indent="0cm" fo:line-height="115%" fo:margin-left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P11" style:family="paragraph" style:parent-style-name="Standard">
      <style:paragraph-properties fo:break-before="auto" fo:text-indent="0cm" fo:line-height="115%" fo:margin-left="0cm" style:writing-mode="lr-tb"/>
    </style:style>
    <style:style style:name="P12" style:family="paragraph" style:parent-style-name="Standard">
      <style:paragraph-properties fo:break-before="auto" fo:text-indent="0cm" fo:line-height="115%" fo:margin-left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P13" style:family="paragraph" style:parent-style-name="Standard">
      <style:paragraph-properties fo:break-before="auto" fo:text-indent="0cm" fo:line-height="115%" fo:margin-left="0cm" style:writing-mode="lr-tb"/>
    </style:style>
    <style:style style:name="P14" style:family="paragraph" style:parent-style-name="Standard">
      <style:paragraph-properties fo:break-before="auto" fo:text-indent="0cm" fo:line-height="115%" fo:margin-left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P15" style:family="paragraph" style:parent-style-name="Standard">
      <style:paragraph-properties fo:break-before="auto" fo:text-indent="0cm" fo:line-height="115%" fo:margin-left="0cm" style:writing-mode="lr-tb"/>
    </style:style>
    <style:style style:name="P16" style:family="paragraph" style:parent-style-name="Standard">
      <style:paragraph-properties fo:break-before="auto" fo:text-indent="0cm" fo:line-height="115%" fo:margin-left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P17" style:family="paragraph" style:parent-style-name="Standard">
      <style:paragraph-properties fo:break-before="auto" fo:text-indent="0cm" fo:line-height="115%" fo:margin-left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P18" style:family="paragraph" style:parent-style-name="Standard">
      <style:paragraph-properties fo:break-before="auto" fo:text-indent="0cm" fo:line-height="115%" fo:margin-left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P19" style:family="paragraph" style:parent-style-name="Standard">
      <style:paragraph-properties fo:break-before="auto" fo:text-indent="0cm" fo:line-height="115%" fo:margin-left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P20" style:family="paragraph" style:parent-style-name="Standard">
      <style:paragraph-properties fo:break-before="auto" fo:text-indent="0cm" fo:line-height="115%" fo:margin-left="0cm" style:writing-mode="lr-tb"/>
    </style:style>
    <style:style style:name="P21" style:family="paragraph" style:parent-style-name="Standard">
      <style:paragraph-properties fo:break-before="auto" fo:text-indent="0cm" fo:line-height="115%" fo:margin-left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P22" style:family="paragraph" style:parent-style-name="Standard">
      <style:paragraph-properties fo:break-before="auto" fo:text-indent="0cm" fo:line-height="115%" fo:margin-left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P23" style:family="paragraph" style:parent-style-name="Standard">
      <style:paragraph-properties fo:break-before="auto" fo:text-indent="0cm" fo:line-height="115%" fo:margin-left="0cm" style:writing-mode="lr-tb"/>
    </style:style>
    <style:style style:name="P24" style:family="paragraph" style:parent-style-name="Standard">
      <style:paragraph-properties fo:break-before="auto" fo:text-indent="0cm" fo:line-height="115%" fo:margin-left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P25" style:family="paragraph" style:parent-style-name="Standard">
      <style:paragraph-properties fo:break-before="auto" fo:text-indent="0cm" fo:line-height="115%" fo:margin-left="0cm" style:writing-mode="lr-tb"/>
    </style:style>
    <style:style style:name="P26" style:family="paragraph" style:parent-style-name="Standard">
      <style:paragraph-properties fo:break-before="auto" fo:text-indent="0cm" fo:line-height="115%" fo:margin-left="0cm" style:writing-mode="lr-tb"/>
    </style:style>
    <style:style style:name="P27" style:family="paragraph" style:parent-style-name="Standard">
      <style:paragraph-properties fo:break-before="auto" fo:text-indent="0cm" fo:line-height="115%" fo:margin-left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P28" style:family="paragraph" style:parent-style-name="Standard">
      <style:paragraph-properties fo:break-before="auto" fo:text-indent="0cm" fo:line-height="115%" fo:margin-left="0cm" style:writing-mode="lr-tb"/>
    </style:style>
    <style:style style:name="P29" style:family="paragraph" style:parent-style-name="Standard">
      <style:paragraph-properties fo:break-before="auto" fo:text-indent="0cm" fo:line-height="115%" fo:margin-lef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29_1" style:family="text"/>
    <style:style style:name="P30" style:family="paragraph" style:parent-style-name="Standard">
      <style:paragraph-properties fo:break-before="auto" fo:text-indent="0cm" fo:line-height="115%" fo:margin-left="0cm" style:writing-mode="lr-tb"/>
    </style:style>
    <style:style style:name="P31" style:family="paragraph" style:parent-style-name="Standard">
      <style:paragraph-properties fo:break-before="auto" fo:text-indent="0cm" fo:line-height="115%" fo:margin-left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P32" style:family="paragraph" style:parent-style-name="Standard">
      <style:paragraph-properties fo:break-before="auto" fo:text-indent="0cm" fo:line-height="115%" fo:margin-left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P33" style:family="paragraph" style:parent-style-name="Standard">
      <style:paragraph-properties fo:break-before="auto" fo:text-indent="0cm" fo:line-height="115%" fo:margin-left="0cm" style:writing-mode="lr-tb"/>
    </style:style>
    <style:style style:name="T33_1" style:family="text"/>
  </office:automatic-styles>
  <office:body>
    <office:text>
      <text:p text:style-name="P1"><text:span text:style-name="T1_1">l</text:span><text:span text:style-name="T1_2">es</text:span><text:span text:style-name="T1_3"><text:s/></text:span><text:span text:style-name="T1_4">paradoxes</text:span><text:span text:style-name="T1_5"><text:s/></text:span><text:span text:style-name="T1_6">du</text:span><text:span text:style-name="T1_7"><text:s/></text:span><text:span text:style-name="T1_8">vote</text:span></text:p>
      <text:p text:style-name="P2"/>
      <text:p text:style-name="P3"><text:span text:style-name="T3_1">3<text:s/></text:span><text:span text:style-name="T3_2">candidats</text:span><text:span text:style-name="T3_3"><text:s/>:</text:span></text:p>
      <text:p text:style-name="P4"><text:span text:style-name="T4_1"><text:tab/>46%<text:s/></text:span><text:span text:style-name="T4_2">des</text:span><text:span text:style-name="T4_3"><text:s/></text:span><text:span text:style-name="T4_4">votants</text:span><text:span text:style-name="T4_5"><text:s/></text:span><text:span text:style-name="T4_6">préfèrent</text:span><text:span text:style-name="T4_7"><text:tab/></text:span><text:span text:style-name="T4_8">A</text:span><text:span text:style-name="T4_9"><text:s/></text:span><text:span text:style-name="T4_10">puis</text:span><text:span text:style-name="T4_11"><text:s/></text:span><text:span text:style-name="T4_12">B</text:span><text:span text:style-name="T4_13"><text:s/></text:span><text:span text:style-name="T4_14">puis</text:span><text:span text:style-name="T4_15"><text:s/></text:span><text:span text:style-name="T4_16">C</text:span></text:p>
      <text:p text:style-name="P5"><text:span text:style-name="T5_1">42%<text:s/></text:span><text:span text:style-name="T5_2">des</text:span><text:span text:style-name="T5_3"><text:s/></text:span><text:span text:style-name="T5_4">votants</text:span><text:span text:style-name="T5_5"><text:s/></text:span><text:span text:style-name="T5_6">préfèrent</text:span><text:span text:style-name="T5_7"><text:tab/></text:span><text:span text:style-name="T5_8">B</text:span><text:span text:style-name="T5_9"><text:s/></text:span><text:span text:style-name="T5_10">puis</text:span><text:span text:style-name="T5_11"><text:s/></text:span><text:span text:style-name="T5_12">C</text:span><text:span text:style-name="T5_13"><text:s/></text:span><text:span text:style-name="T5_14">puis</text:span><text:span text:style-name="T5_15"><text:s/></text:span><text:span text:style-name="T5_16">A</text:span></text:p>
      <text:p text:style-name="P6"><text:span text:style-name="T6_1">12%<text:s/></text:span><text:span text:style-name="T6_2">des</text:span><text:span text:style-name="T6_3"><text:s/></text:span><text:span text:style-name="T6_4">votants</text:span><text:span text:style-name="T6_5"><text:s/></text:span><text:span text:style-name="T6_6">préfèrent</text:span><text:span text:style-name="T6_7"><text:tab/></text:span><text:span text:style-name="T6_8">C</text:span><text:span text:style-name="T6_9"><text:s/></text:span><text:span text:style-name="T6_10">puis</text:span><text:span text:style-name="T6_11"><text:s/></text:span><text:span text:style-name="T6_12">B</text:span><text:span text:style-name="T6_13"><text:s/></text:span><text:span text:style-name="T6_14">puis</text:span><text:span text:style-name="T6_15"><text:s/></text:span><text:span text:style-name="T6_16">A</text:span></text:p>
      <text:p text:style-name="P7"/>
      <text:p text:style-name="P8"><text:span text:style-name="T8_1">A</text:span><text:span text:style-name="T8_2"><text:s/></text:span><text:span text:style-name="T8_3">est</text:span><text:span text:style-name="T8_4"><text:s/></text:span><text:span text:style-name="T8_5">élu</text:span><text:span text:style-name="T8_6"><text:s/></text:span><text:span text:style-name="T8_7">alors</text:span><text:span text:style-name="T8_8"><text:s/></text:span><text:span text:style-name="T8_9">que</text:span><text:span text:style-name="T8_10"><text:s/>54%<text:s/></text:span><text:span text:style-name="T8_11">des</text:span><text:span text:style-name="T8_12"><text:s/></text:span><text:span text:style-name="T8_13">électeurs</text:span><text:span text:style-name="T8_14"><text:s/></text:span><text:span text:style-name="T8_15">l</text:span><text:span text:style-name="T8_16">’</text:span><text:span text:style-name="T8_17">estiment</text:span><text:span text:style-name="T8_18"><text:s/></text:span><text:span text:style-name="T8_19">comme</text:span><text:span text:style-name="T8_20"><text:s/></text:span><text:span text:style-name="T8_21">le</text:span><text:span text:style-name="T8_22"><text:s/></text:span><text:span text:style-name="T8_23">pire</text:span><text:span text:style-name="T8_24"><text:s/></text:span><text:span text:style-name="T8_25">des</text:span><text:span text:style-name="T8_26"><text:s/>3.</text:span></text:p>
      <text:p text:style-name="P9"/>
      <text:p text:style-name="P10"><text:span text:style-name="T10_1">Les</text:span><text:span text:style-name="T10_2"><text:s/></text:span><text:span text:style-name="T10_3">partisans</text:span><text:span text:style-name="T10_4"><text:s/></text:span><text:span text:style-name="T10_5">de</text:span><text:span text:style-name="T10_6"><text:s/></text:span><text:span text:style-name="T10_7">Caroline</text:span><text:span text:style-name="T10_8">,<text:s/></text:span><text:span text:style-name="T10_9">bien</text:span><text:span text:style-name="T10_10"><text:s/></text:span><text:span text:style-name="T10_11">que</text:span><text:span text:style-name="T10_12"><text:s/></text:span><text:span text:style-name="T10_13">ne</text:span><text:span text:style-name="T10_14"><text:s/></text:span><text:span text:style-name="T10_15">rassemblant</text:span><text:span text:style-name="T10_16"><text:s/></text:span><text:span text:style-name="T10_17">que</text:span><text:span text:style-name="T10_18"><text:s/>12%<text:s/></text:span><text:span text:style-name="T10_19">des</text:span><text:span text:style-name="T10_20"><text:s/></text:span><text:span text:style-name="T10_21">électeurs</text:span><text:span text:style-name="T10_22">,<text:s/></text:span><text:span text:style-name="T10_23">sont</text:span><text:span text:style-name="T10_24"><text:s/></text:span><text:span text:style-name="T10_25">les</text:span><text:span text:style-name="T10_26"><text:s/></text:span><text:span text:style-name="T10_27">maitres</text:span><text:span text:style-name="T10_28"><text:s/></text:span><text:span text:style-name="T10_29">de</text:span><text:span text:style-name="T10_30"><text:s/></text:span><text:span text:style-name="T10_31">l</text:span><text:span text:style-name="T10_32">’</text:span><text:span text:style-name="T10_33">élections</text:span><text:span text:style-name="T10_34">.</text:span></text:p>
      <text:p text:style-name="P11"/>
      <text:p text:style-name="P12"><text:span text:style-name="T12_1">Le</text:span><text:span text:style-name="T12_2"><text:s/></text:span><text:span text:style-name="T12_3">paradoxe</text:span><text:span text:style-name="T12_4"><text:s/></text:span><text:span text:style-name="T12_5">de</text:span><text:span text:style-name="T12_6"><text:s/></text:span><text:span text:style-name="T12_7">Borda</text:span><text:span text:style-name="T12_8"><text:s/>:<text:s/>1770<text:s/></text:span><text:span text:style-name="T12_9">Jean</text:span><text:span text:style-name="T12_10">-</text:span><text:span text:style-name="T12_11">Charles</text:span><text:span text:style-name="T12_12"><text:s/></text:span><text:span text:style-name="T12_13">de</text:span><text:span text:style-name="T12_14"><text:s/></text:span><text:span text:style-name="T12_15">Borda</text:span><text:span text:style-name="T12_16">,<text:s/></text:span><text:span text:style-name="T12_17">presente</text:span><text:span text:style-name="T12_18"><text:s/></text:span><text:span text:style-name="T12_19">une</text:span><text:span text:style-name="T12_20"><text:s/></text:span><text:span text:style-name="T12_21">communication</text:span><text:span text:style-name="T12_22"><text:s/></text:span><text:span text:style-name="T12_23">à</text:span><text:span text:style-name="T12_24"><text:s/></text:span><text:span text:style-name="T12_25">l</text:span><text:span text:style-name="T12_26">’</text:span><text:span text:style-name="T12_27">Académie</text:span><text:span text:style-name="T12_28"><text:s/></text:span><text:span text:style-name="T12_29">royale</text:span><text:span text:style-name="T12_30"><text:s/></text:span><text:span text:style-name="T12_31">des</text:span><text:span text:style-name="T12_32"><text:s/></text:span><text:span text:style-name="T12_33">sciences</text:span><text:span text:style-name="T12_34">.</text:span></text:p>
      <text:p text:style-name="P13"/>
      <text:p text:style-name="P14"><text:span text:style-name="T14_1">21<text:s/></text:span><text:span text:style-name="T14_2">électeurs</text:span><text:span text:style-name="T14_3"><text:s/></text:span><text:span text:style-name="T14_4">doivent</text:span><text:span text:style-name="T14_5"><text:s/></text:span><text:span text:style-name="T14_6">se</text:span><text:span text:style-name="T14_7"><text:s/></text:span><text:span text:style-name="T14_8">partager</text:span><text:span text:style-name="T14_9"><text:s/></text:span><text:span text:style-name="T14_10">entre</text:span><text:span text:style-name="T14_11"><text:s/></text:span><text:span text:style-name="T14_12">A</text:span><text:span text:style-name="T14_13">,<text:s/></text:span><text:span text:style-name="T14_14">B</text:span><text:span text:style-name="T14_15"><text:s/></text:span><text:span text:style-name="T14_16">et</text:span><text:span text:style-name="T14_17"><text:s/></text:span><text:span text:style-name="T14_18">C</text:span><text:span text:style-name="T14_19">.</text:span></text:p>
      <text:p text:style-name="P15"/>
      <text:p text:style-name="P16"><text:span text:style-name="T16_1">1<text:s/></text:span><text:span text:style-name="T16_2">électeur</text:span><text:span text:style-name="T16_3"><text:s/></text:span><text:span text:style-name="T16_4">les</text:span><text:span text:style-name="T16_5"><text:s/></text:span><text:span text:style-name="T16_6">classe</text:span><text:span text:style-name="T16_7"><text:s/></text:span><text:span text:style-name="T16_8">selon</text:span><text:span text:style-name="T16_9"><text:s/></text:span><text:span text:style-name="T16_10">A</text:span><text:span text:style-name="T16_11"><text:s/></text:span><text:span text:style-name="T16_12">B</text:span><text:span text:style-name="T16_13"><text:s/></text:span><text:span text:style-name="T16_14">C</text:span></text:p>
      <text:p text:style-name="P17"><text:span text:style-name="T17_1">7<text:s/>...</text:span><text:span text:style-name="T17_2">selon</text:span><text:span text:style-name="T17_3"><text:s/></text:span><text:span text:style-name="T17_4">A</text:span><text:span text:style-name="T17_5"><text:s/></text:span><text:span text:style-name="T17_6">C</text:span><text:span text:style-name="T17_7"><text:s/></text:span><text:span text:style-name="T17_8">B</text:span></text:p>
      <text:p text:style-name="P18"><text:span text:style-name="T18_1">7<text:s/>...</text:span><text:span text:style-name="T18_2">selon</text:span><text:span text:style-name="T18_3"><text:s/></text:span><text:span text:style-name="T18_4">B</text:span><text:span text:style-name="T18_5"><text:s/></text:span><text:span text:style-name="T18_6">C</text:span><text:span text:style-name="T18_7"><text:s/></text:span><text:span text:style-name="T18_8">A</text:span></text:p>
      <text:p text:style-name="P19"><text:span text:style-name="T19_1">6<text:s/>...</text:span><text:span text:style-name="T19_2">selon</text:span><text:span text:style-name="T19_3"><text:s/></text:span><text:span text:style-name="T19_4">C</text:span><text:span text:style-name="T19_5"><text:s/></text:span><text:span text:style-name="T19_6">B</text:span><text:span text:style-name="T19_7"><text:s/></text:span><text:span text:style-name="T19_8">A</text:span></text:p>
      <text:p text:style-name="P20"/>
      <text:p text:style-name="P21"><text:span text:style-name="T21_1">le</text:span><text:span text:style-name="T21_2"><text:s/></text:span><text:span text:style-name="T21_3">dépouillement</text:span><text:span text:style-name="T21_4"><text:s/></text:span><text:span text:style-name="T21_5">donne</text:span><text:span text:style-name="T21_6"><text:s/>:<text:s/></text:span><text:span text:style-name="T21_7">A</text:span><text:span text:style-name="T21_8"><text:s/>(8)<text:s/></text:span><text:span text:style-name="T21_9">B</text:span><text:span text:style-name="T21_10"><text:s/>(7)<text:s/></text:span><text:span text:style-name="T21_11">C</text:span><text:span text:style-name="T21_12"><text:s/>(6)</text:span></text:p>
      <text:p text:style-name="P22"><text:span text:style-name="T22_1">Ainsi</text:span><text:span text:style-name="T22_2">,<text:s/></text:span><text:span text:style-name="T22_3">celui</text:span><text:span text:style-name="T22_4"><text:s/></text:span><text:span text:style-name="T22_5">qui</text:span><text:span text:style-name="T22_6"><text:s/></text:span><text:span text:style-name="T22_7">obtient</text:span><text:span text:style-name="T22_8"><text:s/></text:span><text:span text:style-name="T22_9">une</text:span><text:span text:style-name="T22_10"><text:s/></text:span><text:span text:style-name="T22_11">majorité</text:span><text:span text:style-name="T22_12"><text:s/>(</text:span><text:span text:style-name="T22_13">simple</text:span><text:span text:style-name="T22_14">)<text:s/></text:span><text:span text:style-name="T22_15">des</text:span><text:span text:style-name="T22_16"><text:s/></text:span><text:span text:style-name="T22_17">voix</text:span><text:span text:style-name="T22_18"><text:s/></text:span><text:span text:style-name="T22_19">est</text:span><text:span text:style-name="T22_20"><text:s/></text:span><text:span text:style-name="T22_21">aussi</text:span><text:span text:style-name="T22_22"><text:s/></text:span><text:span text:style-name="T22_23">celui</text:span><text:span text:style-name="T22_24"><text:s/></text:span><text:span text:style-name="T22_25">qui</text:span><text:span text:style-name="T22_26">,<text:s/></text:span><text:span text:style-name="T22_27">dans</text:span><text:span text:style-name="T22_28"><text:s/></text:span><text:span text:style-name="T22_29">des</text:span><text:span text:style-name="T22_30"><text:s/></text:span><text:span text:style-name="T22_31">comparaisons</text:span><text:span text:style-name="T22_32"><text:s/></text:span><text:span text:style-name="T22_33">par</text:span><text:span text:style-name="T22_34"><text:s/></text:span><text:span text:style-name="T22_35">paires</text:span><text:span text:style-name="T22_36">,<text:s/></text:span><text:span text:style-name="T22_37">aurait</text:span><text:span text:style-name="T22_38"><text:s/></text:span><text:span text:style-name="T22_39">été</text:span><text:span text:style-name="T22_40"><text:s/></text:span><text:span text:style-name="T22_41">jugé</text:span><text:span text:style-name="T22_42"><text:s/></text:span><text:span text:style-name="T22_43">inférieur</text:span><text:span text:style-name="T22_44"><text:s/></text:span><text:span text:style-name="T22_45">à</text:span><text:span text:style-name="T22_46"><text:s/></text:span><text:span text:style-name="T22_47">chacun</text:span><text:span text:style-name="T22_48"><text:s/></text:span><text:span text:style-name="T22_49">des</text:span><text:span text:style-name="T22_50"><text:s/></text:span><text:span text:style-name="T22_51">autres</text:span><text:span text:style-name="T22_52"><text:s/></text:span><text:span text:style-name="T22_53">candidats</text:span><text:span text:style-name="T22_54">.</text:span></text:p>
      <text:p text:style-name="P23"/>
      <text:p text:style-name="P24"><text:span text:style-name="T24_1">Un</text:span><text:span text:style-name="T24_2"><text:s/></text:span><text:span text:style-name="T24_3">candidat</text:span><text:span text:style-name="T24_4"><text:s/></text:span><text:span text:style-name="T24_5">est</text:span><text:span text:style-name="T24_6"><text:s/></text:span><text:span text:style-name="T24_7">vainqueur</text:span><text:span text:style-name="T24_8"><text:s/></text:span><text:span text:style-name="T24_9">à</text:span><text:span text:style-name="T24_10"><text:s/></text:span><text:span text:style-name="T24_11">la</text:span><text:span text:style-name="T24_12"><text:s/></text:span><text:span text:style-name="T24_13">Condorcet</text:span><text:span text:style-name="T24_14"><text:s/></text:span><text:span text:style-name="T24_15">si</text:span><text:span text:style-name="T24_16"><text:s/></text:span><text:span text:style-name="T24_17">dans</text:span><text:span text:style-name="T24_18"><text:s/></text:span><text:span text:style-name="T24_19">les</text:span><text:span text:style-name="T24_20"><text:s/></text:span><text:span text:style-name="T24_21">comparaisons</text:span><text:span text:style-name="T24_22"><text:s/></text:span><text:span text:style-name="T24_23">par</text:span><text:span text:style-name="T24_24"><text:s/></text:span><text:span text:style-name="T24_25">paires</text:span><text:span text:style-name="T24_26">,<text:s/></text:span><text:span text:style-name="T24_27">il</text:span><text:span text:style-name="T24_28"><text:s/></text:span><text:span text:style-name="T24_29">l</text:span><text:span text:style-name="T24_30">’</text:span><text:span text:style-name="T24_31">emporte</text:span><text:span text:style-name="T24_32"><text:s/></text:span><text:span text:style-name="T24_33">sur</text:span><text:span text:style-name="T24_34"><text:s/></text:span><text:span text:style-name="T24_35">chacun</text:span><text:span text:style-name="T24_36"><text:s/></text:span><text:span text:style-name="T24_37">des</text:span><text:span text:style-name="T24_38"><text:s/></text:span><text:span text:style-name="T24_39">autres</text:span><text:span text:style-name="T24_40">.</text:span></text:p>
      <text:p text:style-name="P25"/>
      <text:p text:style-name="P26"/>
      <text:p text:style-name="P27"><text:span text:style-name="T27_1">probabilités</text:span><text:span text:style-name="T27_2"><text:s/></text:span><text:span text:style-name="T27_3">des</text:span><text:span text:style-name="T27_4"><text:s/></text:span><text:span text:style-name="T27_5">causes</text:span><text:span text:style-name="T27_6"><text:s/>:</text:span></text:p>
      <text:p text:style-name="P28"/>
      <text:p text:style-name="P29"><draw:frame svg:x="0cm" svg:y="0cm" svg:width="8.969cm" svg:height="1.138cm" draw:style-name="FR1" text:anchor-type="as-char" draw:z-index="0"><draw:image xlink:href="Pictures/image1.png" xlink:type="simple" xlink:show="embed" xlink:actuate="onLoad"/></draw:frame><text:span text:style-name="T29_1"><text:tab/><text:tab/></text:span></text:p>
      <text:p text:style-name="P30"/>
      <text:p text:style-name="P31"><text:span text:style-name="T31_1">Je</text:span><text:span text:style-name="T31_2"><text:s/></text:span><text:span text:style-name="T31_3">joue</text:span><text:span text:style-name="T31_4"><text:s/></text:span><text:span text:style-name="T31_5">avec</text:span><text:span text:style-name="T31_6"><text:s/></text:span><text:span text:style-name="T31_7">un</text:span><text:span text:style-name="T31_8"><text:s/></text:span><text:span text:style-name="T31_9">partenaire</text:span><text:span text:style-name="T31_10"><text:s/></text:span><text:span text:style-name="T31_11">qui</text:span><text:span text:style-name="T31_12"><text:s/></text:span><text:span text:style-name="T31_13">pourrait</text:span><text:span text:style-name="T31_14"><text:s/></text:span><text:span text:style-name="T31_15">tricher</text:span><text:span text:style-name="T31_16">.<text:s/></text:span><text:span text:style-name="T31_17">J</text:span><text:span text:style-name="T31_18">’</text:span><text:span text:style-name="T31_19">évalue</text:span><text:span text:style-name="T31_20"><text:s/></text:span><text:span text:style-name="T31_21">a</text:span><text:span text:style-name="T31_22"><text:s/></text:span><text:span text:style-name="T31_23">priori</text:span><text:span text:style-name="T31_24"><text:s/></text:span><text:span text:style-name="T31_25">la</text:span><text:span text:style-name="T31_26"><text:s/></text:span><text:span text:style-name="T31_27">probabilité</text:span><text:span text:style-name="T31_28"><text:s/></text:span><text:span text:style-name="T31_29">qu</text:span><text:span text:style-name="T31_30">’</text:span><text:span text:style-name="T31_31">il</text:span><text:span text:style-name="T31_32"><text:s/></text:span><text:span text:style-name="T31_33">triche</text:span><text:span text:style-name="T31_34"><text:s/></text:span><text:span text:style-name="T31_35">à</text:span><text:span text:style-name="T31_36"><text:s/>1/10</text:span></text:p>
      <text:p text:style-name="P32"><text:span text:style-name="T32_1">P</text:span><text:span text:style-name="T32_2">(</text:span><text:span text:style-name="T32_3">A</text:span><text:span text:style-name="T32_4">)<text:s/>=<text:s/>1/10<text:s/>=<text:s/></text:span><text:span text:style-name="T32_5">P</text:span><text:span text:style-name="T32_6">(</text:span><text:span text:style-name="T32_7">tricheur</text:span><text:span text:style-name="T32_8">)</text:span></text:p>
      <text:p text:style-name="P33"><text:span text:style-name="T33_1"><text:tab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